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paragraph-rsid="0f3f63d0"/>
    </style:style>
    <style:style style:name="P69" style:family="paragraph" style:parent-style-name="Footnote">
      <style:text-properties officeooo:rsid="043ccc66" officeooo:paragraph-rsid="0f40045a"/>
    </style:style>
    <style:style style:name="P70" style:family="paragraph" style:parent-style-name="Footnote">
      <style:text-properties officeooo:rsid="043ccc66" officeooo:paragraph-rsid="0f4dc0dc"/>
    </style:style>
    <style:style style:name="P71" style:family="paragraph" style:parent-style-name="Footnote">
      <style:text-properties officeooo:paragraph-rsid="0f40045a"/>
    </style:style>
    <style:style style:name="P72" style:family="paragraph" style:parent-style-name="Footnote">
      <style:text-properties officeooo:paragraph-rsid="0f48ae43"/>
    </style:style>
    <style:style style:name="P73" style:family="paragraph" style:parent-style-name="Footnote">
      <style:text-properties officeooo:paragraph-rsid="0f4a4d76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c44a3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text-properties officeooo:paragraph-rsid="0f41de32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3ae219"/>
    </style:style>
    <style:style style:name="P84" style:family="paragraph" style:parent-style-name="Standard">
      <style:paragraph-properties fo:text-align="center" style:justify-single-word="false"/>
      <style:text-properties officeooo:paragraph-rsid="0f6ac771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f6d3852"/>
    </style:style>
    <style:style style:name="P87" style:family="paragraph" style:parent-style-name="Standard">
      <style:paragraph-properties fo:text-align="center" style:justify-single-word="false"/>
      <style:text-properties officeooo:paragraph-rsid="0f3d081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daa4aef"/>
    </style:style>
    <style:style style:name="P90" style:family="paragraph" style:parent-style-name="Standard">
      <style:paragraph-properties fo:text-align="center" style:justify-single-word="false"/>
      <style:text-properties officeooo:paragraph-rsid="0f7a4390"/>
    </style:style>
    <style:style style:name="P91" style:family="paragraph" style:parent-style-name="Standard">
      <style:paragraph-properties fo:text-align="center" style:justify-single-word="false"/>
      <style:text-properties officeooo:paragraph-rsid="0eb4913f"/>
    </style:style>
    <style:style style:name="P92" style:family="paragraph" style:parent-style-name="Standard">
      <style:paragraph-properties fo:text-align="center" style:justify-single-word="false"/>
      <style:text-properties officeooo:paragraph-rsid="0cc5fe5b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d804757"/>
    </style:style>
    <style:style style:name="P95" style:family="paragraph" style:parent-style-name="Standard">
      <style:paragraph-properties fo:text-align="center" style:justify-single-word="false"/>
      <style:text-properties officeooo:paragraph-rsid="0dce9327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5881c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officeooo:rsid="0f429118"/>
    </style:style>
    <style:style style:name="T197" style:family="text">
      <style:text-properties fo:color="#000000" loext:opacity="100%" fo:language="en" fo:country="GB" officeooo:rsid="0f41de32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font-size="8pt" style:font-size-asian="8pt" style:font-size-complex="8pt" loext:padding="0.049cm" loext:border="0.31pt solid #000000"/>
    </style:style>
    <style:style style:name="T25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language="en" fo:country="GB"/>
    </style:style>
    <style:style style:name="T262" style:family="text">
      <style:text-properties fo:language="en" fo:country="GB" officeooo:rsid="0e83c34e"/>
    </style:style>
    <style:style style:name="T26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4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35">Checklist for installing </text:span>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Strong_20_Emphasis"><text:span text:style-name="T136"><text:user-field-get text:name="Version">22.04</text:user-field-get></text:span></text:span><text:span text:style-name="Strong_20_Emphasis"><text:span text:style-name="T137"><text:s/></text:span></text:span><text:span text:style-name="Strong_20_Emphasis"><text:span text:style-name="T138">LTS</text:span></text:span><text:span text:style-name="Strong_20_Emphasis"><text:span text:style-name="T138"><text:note text:id="ftn1" text:note-class="footnote"><text:note-citation>1</text:note-citation><text:note-body><text:p text:style-name="P68"><text:span text:style-name="T178">LTS stands for Long-Term Support, and this April </text:span><text:span text:style-name="Strong_20_Emphasis"><text:span text:style-name="T105"><text:user-field-get style:data-style-name="N0" text:name="Releaseyear">2022</text:user-field-get></text:span></text:span><text:span text:style-name="T180"><text:s/></text:span><text:span text:style-name="Strong_20_Emphasis"><text:span text:style-name="T183"><text:user-field-get text:name="Distro">Ubuntu</text:user-field-get></text:span></text:span><text:span text:style-name="T179"><text:s/></text:span><text:span text:style-name="T184"><text:user-field-get text:name="Version">22.04</text:user-field-get></text:span><text:span text:style-name="T184"><text:s/></text:span><text:span text:style-name="T179">LTS</text:span><text:span text:style-name="T178"> (codenamed </text:span><text:span text:style-name="T182">j</text:span><text:span text:style-name="T178">ammy) will be </text:span><text:span text:style-name="T181">supported</text:span><text:span text:style-name="T178"> for five years until April 2027.</text:span></text:p></text:note-body></text:note></text:span></text:span><text:span text:style-name="Strong_20_Emphasis"><text:span text:style-name="T139"> </text:span></text:span><text:span text:style-name="Strong_20_Emphasis"><text:span text:style-name="T140"><text:user-field-get text:name="Edition">desktop</text:user-field-get></text:span></text:span><text:span text:style-name="Strong_20_Emphasis"><text:span text:style-name="T141">.</text:span></text:span></text:p>
      <text:p text:style-name="P21"/>
      <text:p text:style-name="P21"/>
      <text:p text:style-name="P102"><text:span text:style-name="T158">Fill in the </text:span><text:span text:style-name="Strong_20_Emphasis"><text:span text:style-name="T104"><text:s/></text:span></text:span><text:span text:style-name="Strong_20_Emphasis"><text:span text:style-name="T67">text box</text:span></text:span><text:span text:style-name="T158"> behind the </text:span><text:span text:style-name="T167">underlined</text:span><text:span text:style-name="T159"> </text:span><text:span text:style-name="T158">words, see [explanation]:</text:span></text:p>
      <text:p text:style-name="P10"><text:span text:style-name="Definition"><text:span text:style-name="T263">user</text:span></text:span><text:span text:style-name="T218"><text:tab/><text:tab/></text:span><text:span text:style-name="T221"> <text:tab/><text:tab/><text:tab/></text:span><text:span text:style-name="T219"><draw:control text:anchor-type="as-char" svg:y="-0.429cm" draw:z-index="6" draw:name="Gebruiker" draw:style-name="gr2" draw:text-style-name="P104" svg:width="6.002cm" svg:height="0.6cm" draw:control="control7"><svg:title>Gebruiker</svg:title><svg:desc>Volledige naam, bijv. Jan Stek</svg:desc></draw:control></text:span><text:span text:style-name="T219"><text:tab/></text:span><text:span text:style-name="T220">[</text:span><text:span text:style-name="T222">na</text:span><text:span text:style-name="T224">me,</text:span><text:span text:style-name="T222"> </text:span><text:span text:style-name="T224">e.g.</text:span><text:span text:style-name="T222"> </text:span><text:span text:style-name="T223">J</text:span><text:span text:style-name="T230">a</text:span><text:span text:style-name="T223">n </text:span><text:span text:style-name="T230">Jansen</text:span><text:span text:style-name="T231">]</text:span></text:p>
      <text:p text:style-name="P65"><text:span text:style-name="Definition"><text:span text:style-name="T229">USER</text:span></text:span><text:span text:style-name="Definition"><text:span text:style-name="T261">na</text:span></text:span><text:span text:style-name="Definition"><text:span text:style-name="T264">me</text:span></text:span><text:span text:style-name="T228"><text:tab/><text:tab/><text:tab/></text:span><text:span text:style-name="T228"><draw:control text:anchor-type="as-char" svg:y="-0.429cm" draw:z-index="16" draw:name="Gberuikersnaam 2" draw:style-name="gr2" draw:text-style-name="P104" svg:width="6.002cm" svg:height="0.6cm" draw:control="control17"><svg:title>Gebruikersnaam</svg:title><svg:desc>Korte naam, bijv. jan</svg:desc></draw:control></text:span><text:span text:style-name="T22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0">a</text:span><text:span text:style-name="T149">n</text:span><text:span text:style-name="T151">]</text:span></text:p>
      <text:p text:style-name="P9"><text:span text:style-name="Definition"><text:span text:style-name="T261">COMPUTERNA</text:span></text:span><text:span text:style-name="Definition"><text:span text:style-name="T264">me</text:span></text:span><text:span text:style-name="T232"><text:tab/></text:span><text:span text:style-name="T261"><draw:control text:anchor-type="as-char" svg:y="-0.429cm" draw:z-index="7" draw:name="Computernaam" draw:style-name="gr2" draw:text-style-name="P104" svg:width="6.002cm" svg:height="0.6cm" draw:control="control8"><svg:title>Computernaam</svg:title><svg:desc>Unieke naam van de computer</svg:desc></draw:control></text:span><text:span text:style-name="T261"><text:tab/></text:span><text:span text:style-name="T233">[</text:span><text:span text:style-name="T234">na</text:span><text:span text:style-name="T239">me of the</text:span><text:span text:style-name="T234"> compute</text:span><text:span text:style-name="T235">r, </text:span><text:span text:style-name="T239">e.g.</text:span><text:span text:style-name="T236"> </text:span><text:span text:style-name="T237">pc02</text:span><text:span text:style-name="T233">]</text:span></text:p>
      <text:p text:style-name="P5"><text:span text:style-name="Definition"><text:span text:style-name="T261">START</text:span></text:span><text:span text:style-name="Definition"><text:span text:style-name="T264">up</text:span></text:span><text:span text:style-name="Definition"><text:span text:style-name="T261">MEnU</text:span></text:span><text:span text:style-name="T219"><text:tab/><text:tab/></text:span><text:span text:style-name="T219"><draw:control text:anchor-type="as-char" svg:y="-0.429cm" draw:z-index="8" draw:name="Opstartmenu" draw:style-name="gr2" draw:text-style-name="P104" svg:width="6.002cm" svg:height="0.6cm" draw:control="control9"><svg:title>Opstartmenu</svg:title><svg:desc>Toets voor het opstartmenu ("bootmenu")</svg:desc></draw:control></text:span><text:span text:style-name="T219"><text:tab/></text:span><text:span text:style-name="T233">[</text:span><text:span text:style-name="T234">key for the bootable medium</text:span><text:span text:style-name="T240">]</text:span></text:p>
      <text:p text:style-name="P8"><text:span text:style-name="Definition"><text:span text:style-name="T238">SETTINGS</text:span></text:span><text:span text:style-name="T238"> <text:tab/><text:tab/><text:tab/></text:span><text:span text:style-name="T238"><draw:control text:anchor-type="as-char" svg:y="-0.429cm" draw:z-index="5" draw:name="Instellingen" draw:style-name="gr2" draw:text-style-name="P104" svg:width="6.002cm" svg:height="0.6cm" draw:control="control6"><svg:title>Instellingen</svg:title><svg:desc>Toets voor het BIOS/UEFI-scherm ("setup")</svg:desc></draw:control></text:span><text:span text:style-name="T238"><text:tab/></text:span><text:span text:style-name="T233">[</text:span><text:span text:style-name="T234">key for the UEFI BIOS screen</text:span><text:span text:style-name="T233">]</text:span></text:p>
      <text:p text:style-name="P6"><text:span text:style-name="Definition"><text:span text:style-name="T242">USER2</text:span></text:span><text:span text:style-name="T241"><text:tab/></text:span><text:span text:style-name="T221"> <text:tab/><text:tab/><text:tab/></text:span><text:span text:style-name="T219"><draw:control text:anchor-type="as-char" svg:y="-0.429cm" draw:z-index="13" draw:name="Gebruiker 1" draw:style-name="gr2" draw:text-style-name="P104" svg:width="6.002cm" svg:height="0.6cm" draw:control="control14"><svg:title>Gebruiker</svg:title><svg:desc>Volledige naam, bijv. Jan Stek</svg:desc></draw:control></text:span><text:span text:style-name="T219"><text:tab/></text:span><text:span text:style-name="T220">[</text:span><text:span text:style-name="T222">na</text:span><text:span text:style-name="T225">me</text:span><text:span text:style-name="T222"> possibly</text:span><text:span text:style-name="T226"> 2</text:span><text:span text:style-name="T253">nd</text:span><text:span text:style-name="T226"> USER</text:span><text:span text:style-name="T227">]</text:span></text:p>
      <text:p text:style-name="P64"><text:span text:style-name="Definition"><text:span text:style-name="T242">USERN</text:span></text:span><text:span text:style-name="Definition"><text:span text:style-name="T243">a</text:span></text:span><text:span text:style-name="Definition"><text:span text:style-name="T244">me</text:span></text:span><text:span text:style-name="Definition"><text:span text:style-name="T242">2</text:span></text:span><text:span text:style-name="Definition"><text:span text:style-name="T249"><text:tab/><text:tab/></text:span></text:span><text:span text:style-name="T228"><draw:control text:anchor-type="as-char" svg:y="-0.429cm" draw:z-index="14" draw:name="Gberuikersnaam 1" draw:style-name="gr2" draw:text-style-name="P104" svg:width="6.002cm" svg:height="0.6cm" draw:control="control15"><svg:title>Gebruikersnaam</svg:title><svg:desc>Korte naam, bijv. jan</svg:desc></draw:control></text:span><text:span text:style-name="T228"><text:tab/></text:span><text:span text:style-name="T246">[</text:span><text:span text:style-name="T247">user</text:span><text:span text:style-name="T245"> na</text:span><text:span text:style-name="T248">me</text:span><text:span text:style-name="T250"> possibly</text:span><text:span text:style-name="T251"> 2</text:span><text:span text:style-name="T254">nd</text:span><text:span text:style-name="T251"> USER</text:span><text:span text:style-name="T252">]</text:span></text:p>
      <text:p text:style-name="P11"><text:span text:style-name="T152">Replace the </text:span><text:span text:style-name="T166">underlined</text:span><text:span text:style-name="T152"> words in this checklist with those in the </text:span><text:span text:style-name="Strong_20_Emphasis"><text:span text:style-name="T32">te</text:span></text:span><text:span text:style-name="Strong_20_Emphasis"><text:span text:style-name="T52">x</text:span></text:span><text:span text:style-name="Strong_20_Emphasis"><text:span text:style-name="T32">t </text:span></text:span><text:span text:style-name="Strong_20_Emphasis"><text:span text:style-name="T52">box</text:span></text:span><text:span text:style-name="T152">.</text:span></text:p>
      <text:p text:style-name="P49"/>
      <text:p text:style-name="P49"/>
      <text:p text:style-name="P7"><text:span text:style-name="T162">Not yet on Linux?</text:span><text:span text:style-name="T153"><text:tab/></text:span><text:span text:style-name="T160"><text:tab/></text:span><text:span text:style-name="T161">Use</text:span><text:span text:style-name="T154"> </text:span><text:span text:style-name="Strong_20_Emphasis"><text:span text:style-name="T164">Checklist m</text:span></text:span><text:span text:style-name="Strong_20_Emphasis"><text:span text:style-name="T165">oving</text:span></text:span><text:span text:style-name="T154"> o</text:span><text:span text:style-name="T157">n</text:span><text:span text:style-name="T15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5"> </text:span><text:span text:style-name="T157">u</text:span><text:span text:style-name="T155">nder </text:span><text:span text:style-name="T163">Linux</text:span><text:span text:style-name="T156">.</text:span></text:p>
      <text:p text:style-name="P46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29"/>
      <text:p text:style-name="P29"/>
      <text:list xml:id="list3241432435" text:style-name="L1">
        <text:list-item>
          <text:p text:style-name="P98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8"><draw:control text:anchor-type="as-char" draw:z-index="11" draw:name="Vorm3_0" draw:style-name="gr1" draw:text-style-name="P10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" office:value-type="string">
            <text:p text:style-name="P55"><text:span text:style-name="Strong_20_Emphasis"><text:span text:style-name="T29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9"><text:span text:style-name="User_20_Entry"><text:span text:style-name="T106">Login any additional </text:span></text:span><text:span text:style-name="Definition"><text:span text:style-name="T260">USER</text:span></text:span><text:span text:style-name="User_20_Entry"><text:span text:style-name="T111">s</text:span></text:span><text:span text:style-name="User_20_Entry"><text:span text:style-name="T115"> </text:span></text:span><text:span text:style-name="User_20_Entry"><text:span text:style-name="T10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3" office:value-type="string">
            <text:p text:style-name="P66"><text:span text:style-name="Strong_20_Emphasis"><text:span text:style-name="T33">Install </text:span></text:span><text:span text:style-name="Strong_20_Emphasis"><text:span text:style-name="T34">pa</text:span></text:span><text:span text:style-name="Strong_20_Emphasis"><text:span text:style-name="T53">ckage</text:span></text:span><text:span text:style-name="Strong_20_Emphasis"><text:span text:style-name="T34"> kz</text:span></text:span><text:span text:style-name="Strong_20_Emphasis"><text:span text:style-name="T34"><text:note text:id="ftn3" text:note-class="footnote"><text:note-citation>3</text:note-citation><text:note-body><text:p text:style-name="P71"><text:span text:style-name="T26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62">) for installing and managing Debian and Debian based systems like Ubuntu.</text:span></text:p></text:note-body></text:note></text:span></text:span><text:span text:style-name="Strong_20_Emphasis"><text:span text:style-name="T34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4">ress the </text:span></text:span><text:span text:style-name="Strong_20_Emphasis"><text:span text:style-name="T38">Super</text:span></text:span><text:span text:style-name="Strong_20_Emphasis"><text:span text:style-name="T31"> </text:span></text:span><text:span text:style-name="Strong_20_Emphasis"><text:span text:style-name="T54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36">, </text:span></text:span><text:span text:style-name="Strong_20_Emphasis"><text:span text:style-name="T39">type</text:span></text:span><text:span text:style-name="Strong_20_Emphasis"><text:span text:style-name="T40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1"> </text:span></text:span><text:span text:style-name="Strong_20_Emphasis"><text:span text:style-name="T55">and click the </text:span></text:span><text:span text:style-name="Strong_20_Emphasis"><text:span text:style-name="T82">Terminal</text:span></text:span><text:span text:style-name="Strong_20_Emphasis"><text:span text:style-name="T55"> ic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41"> </text:span></text:span><text:span text:style-name="Strong_20_Emphasis"><text:span text:style-name="T35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6" office:value-type="string">
            <text:p text:style-name="P79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7" office:value-type="string">
            <text:p text:style-name="P79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0" office:value-type="string">
            <text:p text:style-name="P67"><text:span text:style-name="Strong_20_Emphasis"><text:span text:style-name="T36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38">Super</text:span></text:span><text:span text:style-name="Strong_20_Emphasis"><text:span text:style-name="T36"> key, type </text:span></text:span><text:span text:style-name="Strong_20_Emphasis"><text:span text:style-name="T84">menu</text:span></text:span><text:span text:style-name="Strong_20_Emphasis"><text:span text:style-name="T36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12" office:value-type="string">
            <text:p text:style-name="P58"><text:span text:style-name="Strong_20_Emphasis"><text:span text:style-name="T43">Select </text:span></text:span><text:span text:style-name="Strong_20_Emphasis"><text:span text:style-name="T85">1 Prepar</text:span></text:span><text:span text:style-name="Strong_20_Emphasis"><text:span text:style-name="T90">e</text:span></text:span><text:span text:style-name="Strong_20_Emphasis"><text:span text:style-name="T85"> installation</text:span></text:span><text:span text:style-name="Strong_20_Emphasis"><text:span text:style-name="T43"> </text:span></text:span><text:span text:style-name="Strong_20_Emphasis"><text:span text:style-name="T58">and</text:span></text:span><text:span text:style-name="Strong_20_Emphasis"><text:span text:style-name="T43"> </text:span></text:span><text:span text:style-name="Strong_20_Emphasis"><text:span text:style-name="T58">click </text:span></text:span><text:span text:style-name="Strong_20_Emphasis"><text:span text:style-name="T88">Continue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17"/>
      <text:list xml:id="list183007224099921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68">Boot the computer from an</text:span><text:span text:style-name="T172"> </text:span><text:span text:style-name="Strong_20_Emphasis"><text:span text:style-name="T144"><text:user-field-get text:name="Distro">Ubuntu</text:user-field-get></text:span></text:span><text:span text:style-name="T175"><text:s/></text:span><text:span text:style-name="T145"><text:user-field-get text:name="Version">22.04</text:user-field-get></text:span><text:span text:style-name="T98"><text:s/>Live</text:span><text:span text:style-name="T98"><text:note text:id="ftn5" text:note-class="footnote"><text:note-citation>1</text:note-citation><text:note-body><text:p text:style-name="P72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68"> USB stick</text:span><text:span text:style-name="T99"><text:note text:id="ftn6" text:note-class="footnote"><text:note-citation>2</text:note-citation><text:note-body><text:p text:style-name="P73"><text:span text:style-name="Strong_20_Emphasis"><text:span text:style-name="T10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6">releases.ubuntu.com</text:span></text:span></text:a><text:span text:style-name="Strong_20_Emphasis"><text:span text:style-name="T108">,</text:span></text:span><text:span text:style-name="Strong_20_Emphasis"><text:span text:style-name="T107"> click </text:span></text:span><text:span text:style-name="Strong_20_Emphasis"><text:span text:style-name="T112">Ubuntu 22.04... LTS (Jammy Jellyfish)</text:span></text:span><text:span text:style-name="Strong_20_Emphasis"><text:span text:style-name="T107">, and then click </text:span></text:span><text:span text:style-name="Strong_20_Emphasis"><text:span text:style-name="T112">Desktop image on 64-bit PC (AMD64) desktop image</text:span></text:span><text:span text:style-name="Strong_20_Emphasis"><text:span text:style-name="T107">.</text:span></text:span></text:p><text:p text:style-name="P73"><text:span text:style-name="Strong_20_Emphasis"><text:span text:style-name="T107"><text:tab/>Insert a USB stick of at least 4 GB.<text:line-break/>Locate </text:span></text:span><text:span text:style-name="Strong_20_Emphasis"><text:span text:style-name="T113">disk</text:span></text:span><text:span text:style-name="Strong_20_Emphasis"><text:span text:style-name="T107"> and click the </text:span></text:span><text:span text:style-name="Strong_20_Emphasis"><text:span text:style-name="T112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2">Disk </text:span></text:span><text:span text:style-name="Strong_20_Emphasis"><text:span text:style-name="T113">settings</text:span></text:span><text:span text:style-name="Strong_20_Emphasis"><text:span text:style-name="T107"> ⋮ (icon with the three dots) in the top right corner.</text:span></text:span></text:p><text:p text:style-name="P73"><text:span text:style-name="Strong_20_Emphasis"><text:span text:style-name="T107"><text:tab/>Choose </text:span></text:span><text:span text:style-name="Strong_20_Emphasis"><text:span text:style-name="T112">Restore Disk Image</text:span></text:span><text:span text:style-name="Strong_20_Emphasis"><text:span text:style-name="T107"> and select the CD image file (.iso) you just downloaded.</text:span></text:span></text:p><text:p text:style-name="P73"><text:span text:style-name="Strong_20_Emphasis"><text:span text:style-name="T109"><text:tab/>Click </text:span></text:span><text:span text:style-name="Strong_20_Emphasis"><text:span text:style-name="T114">Start Restore</text:span></text:span><text:span text:style-name="Strong_20_Emphasis"><text:span text:style-name="T109">, and then click </text:span></text:span><text:span text:style-name="Strong_20_Emphasis"><text:span text:style-name="T114">Restore</text:span></text:span><text:span text:style-name="Strong_20_Emphasis"><text:span text:style-name="T109">.</text:span></text:span></text:p><text:p text:style-name="P73"><text:span text:style-name="Strong_20_Emphasis"><text:span text:style-name="T109"><text:tab/>Or use the </text:span></text:span><text:span text:style-name="Strong_20_Emphasis"><text:span text:style-name="T114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57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168"> or DVD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48"><text:span text:style-name="T196">S</text:span><text:span text:style-name="T197">tart up</text:span><text:span text:style-name="T191">/boot menu </text:span><text:span text:style-name="T118">via </text:span><text:span text:style-name="Definition"><text:span text:style-name="T261">START</text:span></text:span><text:span text:style-name="Definition"><text:span text:style-name="T264">up</text:span></text:span><text:span text:style-name="Definition"><text:span text:style-name="T261">MEnU</text:span></text:span><text:span text:style-name="T118"> </text:span><text:span text:style-name="T120">and </text:span><text:span text:style-name="T121">settings/</text:span><text:span text:style-name="T122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7"><text:span text:style-name="T148">P</text:span><text:span text:style-name="T147">ress the </text:span><text:span text:style-name="Strong_20_Emphasis"><text:span text:style-name="T72">Enter</text:span></text:span><text:span text:style-name="Strong_20_Emphasis"><text:span text:style-name="T71"> </text:span></text:span><text:span text:style-name="Strong_20_Emphasis"><text:span text:style-name="T73">key </text:span></text:span><text:span text:style-name="Strong_20_Emphasis"><text:span text:style-name="T74">(</text:span></text:span><text:span text:style-name="Strong_20_Emphasis"><text:span text:style-name="T91">Try or I</text:span></text:span><text:span text:style-name="Strong_20_Emphasis"><text:span text:style-name="T92">n</text:span></text:span><text:span text:style-name="Strong_20_Emphasis"><text:span text:style-name="T93">stall Ubuntu</text:span></text:span><text:span text:style-name="Strong_20_Emphasis"><text:span text:style-name="T75"> is already selected</text:span></text:span><text:span text:style-name="Strong_20_Emphasis"><text:span text:style-name="T76">)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69"><draw:control text:anchor-type="as-char" draw:z-index="17" draw:name="Vorm 5" draw:style-name="gr1" draw:text-style-name="P103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103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31">Follow the instructions on the </text:span></text:span><text:span text:style-name="Strong_20_Emphasis"><text:span text:style-name="T132">installation </text:span></text:span><text:span text:style-name="Strong_20_Emphasis"><text:span text:style-name="T131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><text:span text:style-name="Strong_20_Emphasis"><text:span text:style-name="T33"><draw:control text:anchor-type="as-char" draw:z-index="15" draw:name="Vorm 1" draw:style-name="gr1" draw:text-style-name="P103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3"><text:span text:style-name="T203">On the </text:span><text:span text:style-name="T208">Who are you?</text:span><text:span text:style-name="T203"> </text:span><text:span text:style-name="Strong_20_Emphasis"><text:span text:style-name="T201">screen:</text:span></text:span>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14"><text:span text:style-name="Strong_20_Emphasis"><text:span text:style-name="T202">E</text:span></text:span><text:span text:style-name="T203">nter your </text:span><text:span text:style-name="T209">Your n</text:span><text:span text:style-name="T208">ame </text:span><text:span text:style-name="Definition"><text:span text:style-name="T13">USER</text:span></text:span><text:span text:style-name="Strong_20_Emphasis"><text:span text:style-name="T200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198">enter a password twice, and click </text:span></text:span><text:span text:style-name="Strong_20_Emphasis"><text:span text:style-name="T207">Continue</text:span></text:span><text:span text:style-name="Strong_20_Emphasis"><text:span text:style-name="T198">.</text:span></text:span></text:p>
          </table:table-cell>
        </table:table-row>
      </table:table>
      <text:p text:style-name="P50"><text:span text:style-name="Strong_20_Emphasis"><text:span text:style-name="T77"/></text:span></text:p>
      <text:list xml:id="list183005450733395" text:continue-numbering="true" text:style-name="L1">
        <text:list-item>
          <text:p text:style-name="P97"><text:span text:style-name="Strong_20_Emphasis"><text:span text:style-name="T97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9"><draw:control text:anchor-type="as-char" draw:z-index="3" draw:name="Vorm24" draw:style-name="gr1" draw:text-style-name="P10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103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31">Follow the instructions on the </text:span></text:span><text:span text:style-name="Strong_20_Emphasis"><text:span text:style-name="T128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3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33">Install </text:span></text:span><text:span text:style-name="Strong_20_Emphasis"><text:span text:style-name="T34">pa</text:span></text:span><text:span text:style-name="Strong_20_Emphasis"><text:span text:style-name="T53">ckage</text:span></text:span><text:span text:style-name="Strong_20_Emphasis"><text:span text:style-name="T34"> kz</text:span></text:span><text:span text:style-name="Strong_20_Emphasis"><text:span text:style-name="T34"><text:note text:id="ftn7" text:note-class="footnote"><text:note-citation>1</text:note-citation><text:note-body><text:p text:style-name="P71"><text:span text:style-name="T26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5">karelzimmer.nl</text:span></text:span></text:a><text:span text:style-name="T262">) for installing and managing Debian and Debian based systems like Ubuntu.</text:span></text:p></text:note-body></text:note></text:span></text:span><text:span text:style-name="Strong_20_Emphasis"><text:span text:style-name="T34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6" office:value-type="string">
            <text:p text:style-name="P77"><text:span text:style-name="Strong_20_Emphasis"><text:span text:style-name="T61">P</text:span></text:span><text:span text:style-name="Strong_20_Emphasis"><text:span text:style-name="T34">ress the </text:span></text:span><text:span text:style-name="Strong_20_Emphasis"><text:span text:style-name="T38">Super</text:span></text:span><text:span text:style-name="Strong_20_Emphasis"><text:span text:style-name="T31"> </text:span></text:span><text:span text:style-name="Strong_20_Emphasis"><text:span text:style-name="T54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8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36">, </text:span></text:span><text:span text:style-name="Strong_20_Emphasis"><text:span text:style-name="T39">type</text:span></text:span><text:span text:style-name="Strong_20_Emphasis"><text:span text:style-name="T40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1"> </text:span></text:span><text:span text:style-name="Strong_20_Emphasis"><text:span text:style-name="T55">and click the </text:span></text:span><text:span text:style-name="Strong_20_Emphasis"><text:span text:style-name="T82">Terminal</text:span></text:span><text:span text:style-name="Strong_20_Emphasis"><text:span text:style-name="T55"> ico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74"><text:span text:style-name="T14">Type, or copy and paste, these two commands, each followed by the</text:span><text:span text:style-name="Strong_20_Emphasis"><text:span text:style-name="T41"> </text:span></text:span><text:span text:style-name="Strong_20_Emphasis"><text:span text:style-name="T3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8" office:value-type="string">
            <text:p text:style-name="P80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A1" office:value-type="string">
            <text:p text:style-name="P93"/>
          </table:table-cell>
          <table:table-cell table:style-name="_33_._5f_Installatie_5f_afronden.C9" office:value-type="string">
            <text:p text:style-name="P80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69"><draw:control text:anchor-type="as-char" draw:z-index="4" draw:name="Vorm37" draw:style-name="gr1" draw:text-style-name="P103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3" office:value-type="string">
            <text:p text:style-name="P78"><text:span text:style-name="Strong_20_Emphasis"><text:span text:style-name="T62">P</text:span></text:span><text:span text:style-name="Strong_20_Emphasis"><text:span text:style-name="T47">ress the</text:span></text:span><text:span text:style-name="Strong_20_Emphasis"><text:span text:style-name="T46"> </text:span></text:span><text:span text:style-name="Strong_20_Emphasis"><text:span text:style-name="T38">Super</text:span></text:span><text:span text:style-name="Strong_20_Emphasis"><text:span text:style-name="T47"> key, type </text:span></text:span><text:span text:style-name="Strong_20_Emphasis"><text:span text:style-name="T86">menu</text:span></text:span><text:span text:style-name="Strong_20_Emphasis"><text:span text:style-name="T47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33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44">Se</text:span></text:span><text:span text:style-name="Strong_20_Emphasis"><text:span text:style-name="T56">lect</text:span></text:span><text:span text:style-name="Strong_20_Emphasis"><text:span text:style-name="T44"> </text:span></text:span><text:span text:style-name="Strong_20_Emphasis"><text:span text:style-name="T94">3</text:span></text:span><text:span text:style-name="Strong_20_Emphasis"><text:span text:style-name="T79"> </text:span></text:span><text:span text:style-name="Strong_20_Emphasis"><text:span text:style-name="T95">Finish installatio</text:span></text:span><text:span text:style-name="Strong_20_Emphasis"><text:span text:style-name="T96">n</text:span></text:span><text:span text:style-name="Strong_20_Emphasis"><text:span text:style-name="T48"> </text:span></text:span><text:span text:style-name="Strong_20_Emphasis"><text:span text:style-name="T43">and </text:span></text:span><text:span text:style-name="Strong_20_Emphasis"><text:span text:style-name="T59">click </text:span></text:span><text:span text:style-name="Strong_20_Emphasis"><text:span text:style-name="T89">Continue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15" office:value-type="string">
            <text:p text:style-name="P61"><text:span text:style-name="Strong_20_Emphasis"><text:span text:style-name="T42">Follow the instructions on the screen.</text:span></text:span></text:p>
          </table:table-cell>
        </table:table-row>
      </table:table>
      <text:p text:style-name="P51"><text:span text:style-name="Strong_20_Emphasis"><text:span text:style-name="T27"><text:tab/></text:span></text:span></text:p>
      <text:p text:style-name="P52"><text:span text:style-name="Strong_20_Emphasis"><text:span text:style-name="T45"/></text:span></text:p>
      <text:p text:style-name="P53"><text:span text:style-name="Strong_20_Emphasis"><text:span text:style-name="T42"/></text:span></text:p>
      <text:list xml:id="list183006456259268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69"><draw:control text:anchor-type="as-char" draw:z-index="10" draw:name="Vorm40_0" draw:style-name="gr1" draw:text-style-name="P103" svg:width="0.35cm" svg:height="0.35cm" draw:control="control11"/></text:span></text:span></text:p>
          </table:table-cell>
          <table:table-cell table:style-name="Tabel2.A1" office:value-type="string">
            <text:p text:style-name="P94"><text:span text:style-name="Strong_20_Emphasis"><text:span text:style-name="T69"><draw:control text:anchor-type="as-char" draw:z-index="18" draw:name="Vorm40_ 1" draw:style-name="gr1" draw:text-style-name="P103" svg:width="0.35cm" svg:height="0.35cm" draw:control="control19"/></text:span></text:span></text:p>
          </table:table-cell>
          <table:table-cell table:style-name="Tabel2.D1" office:value-type="string">
            <text:p text:style-name="P23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49"><text:note text:id="ftn9" text:note-class="footnote"><text:note-citation>1</text:note-citation><text:note-body><text:p text:style-name="P70"><text:span text:style-name="User_20_Entry"><text:span text:style-name="T117">Login any additional </text:span></text:span><text:span text:style-name="Definition"><text:span text:style-name="T259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><text:span text:style-name="Strong_20_Emphasis"><text:span text:style-name="T69"><draw:control text:anchor-type="as-char" draw:z-index="12" draw:name="Vorm40_2" draw:style-name="gr1" draw:text-style-name="P103" svg:width="0.35cm" svg:height="0.35cm" draw:control="control13"/></text:span></text:span></text:p>
          </table:table-cell>
          <table:table-cell table:style-name="Tabel2.A1" office:value-type="string">
            <text:p text:style-name="P95"><text:span text:style-name="Strong_20_Emphasis"><text:span text:style-name="T69"><draw:control text:anchor-type="as-char" draw:z-index="19" draw:name="Vorm40_ 2" draw:style-name="gr1" draw:text-style-name="P103" svg:width="0.35cm" svg:height="0.35cm" draw:control="control20"/></text:span></text:span></text:p>
          </table:table-cell>
          <table:table-cell table:style-name="Tabel2.D5" office:value-type="string">
            <text:p text:style-name="P25"><text:span text:style-name="Strong_20_Emphasis"><text:span text:style-name="T50">Set up the </text:span></text:span><text:span text:style-name="Strong_20_Emphasis"><text:span text:style-name="T64">user</text:span></text:span><text:span text:style-name="Strong_20_Emphasis"><text:span text:style-name="T50">: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0">ress the </text:span></text:span><text:span text:style-name="Strong_20_Emphasis"><text:span text:style-name="T38">Super</text:span></text:span><text:span text:style-name="Strong_20_Emphasis"><text:span text:style-name="T50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8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0">, type </text:span></text:span><text:span text:style-name="Strong_20_Emphasis"><text:span text:style-name="T87">menu</text:span></text:span><text:span text:style-name="Strong_20_Emphasis"><text:span text:style-name="T50"> 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6"><text:span text:style-name="Strong_20_Emphasis"><text:span text:style-name="T57">Select</text:span></text:span><text:span text:style-name="Strong_20_Emphasis"><text:span text:style-name="T44"> </text:span></text:span><text:span text:style-name="Strong_20_Emphasis"><text:span text:style-name="T94">4 </text:span></text:span><text:span text:style-name="Strong_20_Emphasis"><text:span text:style-name="T83">Provision user</text:span></text:span><text:span text:style-name="Strong_20_Emphasis"><text:span text:style-name="T48"> </text:span></text:span><text:span text:style-name="Strong_20_Emphasis"><text:span text:style-name="T43">and </text:span></text:span><text:span text:style-name="Strong_20_Emphasis"><text:span text:style-name="T59">click </text:span></text:span><text:span text:style-name="Strong_20_Emphasis"><text:span text:style-name="T89">Continue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42">Follow the instructions on the screen.</text:span></text:span></text:p>
          </table:table-cell>
        </table:table-row>
      </table:table>
      <text:p text:style-name="P22"><text:span text:style-name="Strong_20_Emphasis"><text:span text:style-name="T51"/></text:span></text:p>
      <text:p text:style-name="P35"/>
      <text:p text:style-name="P35"/>
      <text:p text:style-name="P47"><text:span text:style-name="T194">End of checklist,</text:span><text:span text:style-name="T195"> </text:span><text:span text:style-name="Strong_20_Emphasis"><text:span text:style-name="T142"><text:user-field-get text:name="Distro">Ubuntu</text:user-field-get></text:span></text:span><text:span text:style-name="T193"><text:s/></text:span><text:span text:style-name="T192"><text:user-field-get text:name="Version">22.04</text:user-field-get></text:span><text:span text:style-name="Strong_20_Emphasis"><text:span text:style-name="T143"><text:s/></text:span></text:span><text:span text:style-name="Strong_20_Emphasis"><text:span text:style-name="T146">LTS</text:span></text:span><text:span text:style-name="T119"> </text:span><text:span text:style-name="Strong_20_Emphasis"><text:span text:style-name="T100"><text:user-field-get text:name="Edition">desktop</text:user-field-get></text:span></text:span><text:span text:style-name="Strong_20_Emphasis"><text:span text:style-name="T100"><text:s/></text:span></text:span><text:span text:style-name="T194">installation is complete.</text:span></text:p>
      <text:p text:style-name="P20"/>
      <text:p text:style-name="P12"><text:span text:style-name="Emphasis"><text:span text:style-name="T215">Written</text:span></text:span><text:span text:style-name="Emphasis"><text:span text:style-name="T213"> </text:span></text:span><text:span text:style-name="Emphasis"><text:span text:style-name="T215">by</text:span></text:span><text:span text:style-name="Emphasis"><text:span text:style-name="T21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4">Karel Zimmer</text:span></text:span></text:a><text:span text:style-name="Emphasis"><text:span text:style-name="T213">, </text:span></text:span><text:a xlink:type="simple" xlink:href="https://creativecommons.org/publicdomain/zero/1.0" text:style-name="Internet_20_link" text:visited-style-name="Visited_20_Internet_20_Link"><text:span text:style-name="Emphasis"><text:span text:style-name="T216">CC0 1.0 Universal</text:span></text:span></text:a><text:span text:style-name="Emphasis"><text:span text:style-name="T213">, </text:span></text:span><text:span text:style-name="Strong_20_Emphasis"><text:span text:style-name="T42"><text:user-field-get style:data-style-name="N0" text:name="Releaseyear">2022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3-05-13T10:11:41.587769854" text:fixed="true">2023</text:date></text:span></text:span><text:span text:style-name="Emphasis"><text:span text:style-name="T21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23T18:30:04.938112758">23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0:04.802639594</dc:date>
    <meta:keyword>Installatie</meta:keyword>
    <meta:keyword>Checklist</meta:keyword>
    <meta:keyword>Linux</meta:keyword>
    <meta:editing-cycles>6738</meta:editing-cycles>
    <meta:editing-duration>P11DT20H41M2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4" meta:character-count="3907" meta:non-whitespace-character-count="3313"/>
    <meta:user-defined meta:name="Info 1"/>
    <meta:user-defined meta:name="Info 2"/>
    <meta:user-defined meta:name="Info 3"/>
    <meta:user-defined meta:name="Info 4"/>
  </office:meta>
</office:document-meta>
</file>